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Ele é Jesus Cristo meu fiel amigo</text:p>
      <text:p text:style-name="Standard"/>
      <text:p text:style-name="Standard">Morreu em meu lugar </text:p>
      <text:p text:style-name="Standard"/>
      <text:p text:style-name="Standard">Sempre disposto a me salva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30T18:03:39</meta:creation-date>
    <meta:editing-duration>PT18M47S</meta:editing-duration>
    <meta:editing-cycles>3</meta:editing-cycles>
    <meta:generator>OpenOffice/4.1.2$Linux OpenOffice.org_project/412m3$Build-9782</meta:generator>
    <dc:date>2016-04-15T20:31:06</dc:date>
    <meta:document-statistic meta:table-count="0" meta:image-count="0" meta:object-count="0" meta:page-count="1" meta:paragraph-count="3" meta:word-count="16" meta:character-count="81"/>
  </office:meta>
</office:document-meta>
</file>